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size="10pt"/>
    </style:style>
    <style:style style:name="P4" style:family="paragraph" style:parent-style-name="Text_20_body" style:list-style-name="L2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ker - Instalação, Configuração e Primeiros Passos</text:h>
      <text:p text:style-name="Text_20_body">O Docker é uma forma de abstração da nossa infraestrutura que nos beneficia tanto em tempo de desenvolvimento quanto em produção.</text:p>
      <text:h text:style-name="Heading_20_2" text:outline-level="2"><text:bookmark text:name="índice"/>Índice</text:h>
      <text:list xml:id="list793889100" text:style-name="L1">
        <text:list-item>
          <text:p text:style-name="P5"><text:a xlink:type="simple" xlink:href="https://balta.io/blog/docker-instalacao-configuracao-e-primeiros-passos#o-que-é-o-docker" text:style-name="Internet_20_link" text:visited-style-name="Visited_20_Internet_20_Link">O que é o Docker?</text:a> </text:p>
        </text:list-item>
        <text:list-item>
          <text:p text:style-name="P5"><text:a xlink:type="simple" xlink:href="https://balta.io/blog/docker-instalacao-configuracao-e-primeiros-passos#docker-para-desenvolvedores" text:style-name="Internet_20_link" text:visited-style-name="Visited_20_Internet_20_Link">Docker para Desenvolvedores</text:a> </text:p>
        </text:list-item>
        <text:list-item>
          <text:p text:style-name="P5"><text:a xlink:type="simple" xlink:href="https://balta.io/blog/docker-instalacao-configuracao-e-primeiros-passos#requisitos" text:style-name="Internet_20_link" text:visited-style-name="Visited_20_Internet_20_Link">Requisitos</text:a> </text:p>
        </text:list-item>
        <text:list-item>
          <text:p text:style-name="P5"><text:a xlink:type="simple" xlink:href="https://balta.io/blog/docker-instalacao-configuracao-e-primeiros-passos#versões-do-docker" text:style-name="Internet_20_link" text:visited-style-name="Visited_20_Internet_20_Link">Versões do Docker</text:a> </text:p>
        </text:list-item>
        <text:list-item>
          <text:p text:style-name="P5"><text:a xlink:type="simple" xlink:href="https://balta.io/blog/docker-instalacao-configuracao-e-primeiros-passos#criando-a-conta" text:style-name="Internet_20_link" text:visited-style-name="Visited_20_Internet_20_Link">Criando a Conta</text:a> </text:p>
        </text:list-item>
        <text:list-item>
          <text:p text:style-name="P5"><text:a xlink:type="simple" xlink:href="https://balta.io/blog/docker-instalacao-configuracao-e-primeiros-passos#instalando-o-docker" text:style-name="Internet_20_link" text:visited-style-name="Visited_20_Internet_20_Link">Instalando o Docker</text:a> </text:p>
        </text:list-item>
        <text:list-item>
          <text:p text:style-name="P5"><text:a xlink:type="simple" xlink:href="https://balta.io/blog/docker-instalacao-configuracao-e-primeiros-passos#executando-o-docker" text:style-name="Internet_20_link" text:visited-style-name="Visited_20_Internet_20_Link">Executando o Docker</text:a> </text:p>
        </text:list-item>
        <text:list-item>
          <text:p text:style-name="P5"><text:a xlink:type="simple" xlink:href="https://balta.io/blog/docker-instalacao-configuracao-e-primeiros-passos#testando-a-instalação" text:style-name="Internet_20_link" text:visited-style-name="Visited_20_Internet_20_Link">Testando a Instalação</text:a> </text:p>
        </text:list-item>
        <text:list-item>
          <text:p text:style-name="P5"><text:a xlink:type="simple" xlink:href="https://balta.io/blog/docker-instalacao-configuracao-e-primeiros-passos#listando-as-imagens" text:style-name="Internet_20_link" text:visited-style-name="Visited_20_Internet_20_Link">Listando as Imagens</text:a> </text:p>
        </text:list-item>
        <text:list-item>
          <text:p text:style-name="P5"><text:a xlink:type="simple" xlink:href="https://balta.io/blog/docker-instalacao-configuracao-e-primeiros-passos#listando-os-contêineres" text:style-name="Internet_20_link" text:visited-style-name="Visited_20_Internet_20_Link">Listando os Contêineres</text:a> </text:p>
        </text:list-item>
        <text:list-item>
          <text:p text:style-name="P5"><text:a xlink:type="simple" xlink:href="https://balta.io/blog/docker-instalacao-configuracao-e-primeiros-passos#publicando-uma-api" text:style-name="Internet_20_link" text:visited-style-name="Visited_20_Internet_20_Link">Publicando uma API</text:a> </text:p>
        </text:list-item>
        <text:list-item>
          <text:p text:style-name="P5"><text:a xlink:type="simple" xlink:href="https://balta.io/blog/docker-instalacao-configuracao-e-primeiros-passos#criando-uma-imagem" text:style-name="Internet_20_link" text:visited-style-name="Visited_20_Internet_20_Link">Criando uma Imagem</text:a> </text:p>
        </text:list-item>
        <text:list-item>
          <text:p text:style-name="P5"><text:a xlink:type="simple" xlink:href="https://balta.io/blog/docker-instalacao-configuracao-e-primeiros-passos#rodando-o-contêiner" text:style-name="Internet_20_link" text:visited-style-name="Visited_20_Internet_20_Link">Rodando o Contêiner</text:a> </text:p>
        </text:list-item>
        <text:list-item>
          <text:p text:style-name="P5"><text:a xlink:type="simple" xlink:href="https://balta.io/blog/docker-instalacao-configuracao-e-primeiros-passos#acessando-os-logs" text:style-name="Internet_20_link" text:visited-style-name="Visited_20_Internet_20_Link">Acessando os Logs</text:a> </text:p>
        </text:list-item>
        <text:list-item>
          <text:p text:style-name="P2"><text:a xlink:type="simple" xlink:href="https://balta.io/blog/docker-instalacao-configuracao-e-primeiros-passos#wsl" text:style-name="Internet_20_link" text:visited-style-name="Visited_20_Internet_20_Link">WSL 2 (Somente Windows)</text:a> </text:p>
        </text:list-item>
      </text:list>
      <text:h text:style-name="Heading_20_2" text:outline-level="2"><text:bookmark text:name="o-que-é-o-docker"/>O que é o Docker?</text:h>
      <text:p text:style-name="Text_20_body">Com certeza você já ouviu uma famosa frase 'Na minha máquina funciona'... então se na sua máquina funciona, por que não enviar ela para produção?</text:p>
      <text:p text:style-name="Text_20_body">Pois bem, o que o <text:span text:style-name="Strong_20_Emphasis">Docker</text:span> faz é parecido com isto. Em termos gerais ele abstrai a infraestrutura das aplicações através de imagens prontas.</text:p>
      <text:p text:style-name="Text_20_body">O que temos são basicamente '<text:span text:style-name="Emphasis">máquinas virtuais</text:span>' de baixo custo rodando somente com a infraestrutura das nossas aplicações.</text:p>
      <text:p text:style-name="Text_20_body">Por exemplo, uma das imagens mais famosas que temos no <text:span text:style-name="Strong_20_Emphasis">Docker</text:span> é a <text:a xlink:type="simple" xlink:href="https://hub.docker.com/_/alpine" text:style-name="Internet_20_link" text:visited-style-name="Visited_20_Internet_20_Link">Alpine</text:a>, que contém apenas <text:span text:style-name="Strong_20_Emphasis">5MB</text:span>.</text:p>
      <text:p text:style-name="Text_20_body">Esta imagem contém apenas o Core do sistema operacional, no caso Linux, que a maioria das aplicações precisam para serem executadas.</text:p>
      <text:p text:style-name="Text_20_body">A ideia é que a partir dela, você possa adicionar o que mais precisar, como a SDK do .NET, Node, PHP e depois fazer um pacote disto.</text:p>
      <text:p text:style-name="Text_20_body">Com este pacote montado, você envia ele completo, do jeito que está, para produção, assim não corre o risco de dar algo errado.</text:p>
      <text:h text:style-name="Heading_20_2" text:outline-level="2"><text:bookmark text:name="docker-para-desenvolvedores"/><text:soft-page-break/>Docker para Desenvolvedores</text:h>
      <text:p text:style-name="Text_20_body">Embora o Docker seja voltado para infraestrutura, um dos seus grandes usos também são ambientes de desenvolvimento.</text:p>
      <text:p text:style-name="Text_20_body">Hoje trabalhamos com diversos bancos de dados, diversas tecnologias e serviços, isto tudo gera um acúmulo de instalações muito grandes.</text:p>
      <text:p text:style-name="Text_20_body">Imagina instalar o SQL Server, MySQL e MongoDb, todos na sua máquina, sendo executados como serviços do Windows. É complicado.</text:p>
      <text:p text:style-name="Text_20_body">Neste caso, o que podemos fazer é utilizar imagens prontas de máquinas com SQL Server, MySQL e Mongo e simplesmente executá-las quando quisermos.</text:p>
      <text:p text:style-name="Text_20_body">Quer criar um projeto com SQL Server? Só fazer o download da imagem oficial dele para Docker, executar e pronto, temos o serviço rodando.</text:p>
      <text:p text:style-name="Text_20_body">O Docker funciona para Mac, Windows e Linux, e no caso do Windows, recomendamos utilizar a versão 10, pois ela tem suporte à subsistemas Linux, que são a base do Docker.</text:p>
      <text:h text:style-name="Heading_20_2" text:outline-level="2"><text:bookmark text:name="requisitos"/>Requisitos</text:h>
      <text:p text:style-name="Text_20_body">Aqui vem a parte mais chata do Docker, os requisitos. Embora as questões de memória e CPU variem de acordo com a quantidade de images que você tem executando, o disco sempre será necessário.</text:p>
      <text:p text:style-name="Text_20_body">Embora você possa fazer o download da imagem que quiser a qualquer momento, é muito mais prático manter as imagens locais.</text:p>
      <text:p text:style-name="Text_20_body">Desta forma você economiza banda e tempo, porém perde em disco. Fica a seu critério manter ou baixar novamente as imagens.</text:p>
      <text:p text:style-name="Text_20_body">Não são recomendações oficiais, mas preferencialmente tenha pelo menos um processador <text:span text:style-name="Strong_20_Emphasis">Dual Core</text:span>, e <text:span text:style-name="Strong_20_Emphasis">8GB</text:span> de Ram.</text:p>
      <text:p text:style-name="Text_20_body">Quanto mais disco você tiver melhor, em casos de discos de <text:span text:style-name="Emphasis">128GB</text:span>, com pouco espaço, você pode excluir as imagens sempre que não estiver mais utilizando.</text:p>
      <text:p text:style-name="Text_20_body">A instalação inicial do Docker vai tomar por volta de <text:span text:style-name="Strong_20_Emphasis">2GB de disco</text:span>.</text:p>
      <text:p text:style-name="Text_20_body"><text:span text:style-name="Strong_20_Emphasis">WINDOWS ONLY</text:span><text:line-break/>Caso esteja utilizando sistema operacional Windows, recomendamos fortemente o uso do Windows 10 pois ele possui suporte a subsistemas Linux, que são a base do Docker.</text:p>
      <text:h text:style-name="Heading_20_2" text:outline-level="2"><text:bookmark text:name="versões-do-docker"/>Versões do Docker</text:h>
      <text:p text:style-name="Text_20_body">Atualmente, o Docker é divido em dois produtos, <text:span text:style-name="Emphasis">Community Edition (CE)</text:span> e <text:span text:style-name="Emphasis">Enterprise Edition (EE)</text:span>.</text:p>
      <text:p text:style-name="Text_20_body">Como os nomes sugerem, o Community é <text:span text:style-name="Strong_20_Emphasis">gratuito</text:span> e voltado a comunidade, enquanto o Enterprise é recomendado para uso empresarial.</text:p>
      <text:p text:style-name="Text_20_body">Mas não se preocupe com isto neste momento, tudo que precisamos para trabalhar com Docker é fornecido pela versão Community que é gratuita.</text:p>
      <text:h text:style-name="Heading_20_2" text:outline-level="2"><text:bookmark text:name="criando-a-conta"/><text:soft-page-break/>Criando a Conta</text:h>
      <text:p text:style-name="Text_20_body">A primeira coisa que precisamos fazer é <text:a xlink:type="simple" xlink:href="https://hub.docker.com/signup" text:style-name="Internet_20_link" text:visited-style-name="Visited_20_Internet_20_Link">criar uma conta no Docker Hub</text:a>, ela vai ser utilizada tanto para ativação do Docker em nossa máquina quanto para gerenciar nossas imagens.</text:p>
      <text:p text:style-name="Text_20_body">Caso já tenha uma conta criada, pode prosseguir para o passo seguinte, do caso contrário, navegue até o site oficial do <text:a xlink:type="simple" xlink:href="https://docker.com/" text:style-name="Internet_20_link" text:visited-style-name="Visited_20_Internet_20_Link">Docker</text:a>, clique em <text:span text:style-name="Strong_20_Emphasis">Sign In</text:span> e em seguida em <text:span text:style-name="Strong_20_Emphasis">Sign Up</text:span>.</text:p>
      <text:p text:style-name="Text_20_body">Preencha todas as informações necessárias e pronto. É importante lembrar que eles verificarão sua conta via E-mail, então não esqueça este passo também.</text:p>
      <text:h text:style-name="Heading_20_2" text:outline-level="2"><text:bookmark text:name="instalando-o-docker"/>Instalando o Docker</text:h>
      <text:p text:style-name="Text_20_body">O Docker possui uma versão para Desktop que irá facilitar nossa vida. Se você gosta de linha de comando, não se preocupe pois ele também fará a instalação do CLI.</text:p>
      <text:p text:style-name="Text_20_body">Vamos então acessar a <text:a xlink:type="simple" xlink:href="https://www.docker.com/get-started" text:style-name="Internet_20_link" text:visited-style-name="Visited_20_Internet_20_Link">página de início do Docker</text:a> e clicar em <text:span text:style-name="Strong_20_Emphasis"><text:span text:style-name="Emphasis">Download Desktop and Take a Tutorial</text:span></text:span>. Isto vai nos levar a página de Downloads.</text:p>
      <text:p text:style-name="Text_20_body">Selecione a versão que atende seu sistema operacional, como <text:span text:style-name="Strong_20_Emphasis">Docker for Windows</text:span> ou <text:span text:style-name="Strong_20_Emphasis">Docker for Mac</text:span> e na tela seguinte selecione <text:span text:style-name="Strong_20_Emphasis"><text:span text:style-name="Emphasis">Get Docker</text:span></text:span>.</text:p>
      <text:p text:style-name="Text_20_body">Siga a instalação dos pacotes para realizar todo o processo. Recomendamos que ao término do mesmo reinicie seu computador.</text:p>
      <text:p text:style-name="Text_20_body"><text:span text:style-name="Strong_20_Emphasis">WINDOWS ONLY</text:span><text:line-break/>Durante a instalação do Docker para Windows, você será questionado sobre utilizar contêineres Windows ao invés de Linux.</text:p>
      <text:p text:style-name="Text_20_body">Fique à vontade em testar esta opção, mas para utilização do Docker em nossos cursos, recomendamos que <text:span text:style-name="Strong_20_Emphasis">NÃO DEIXE-A MARCADA</text:span>. Nos cursos **<text:span text:style-name="Emphasis">sempre vamos utilizar contêineres Linu</text:span>**x como padrão.</text:p>
      <text:h text:style-name="Heading_20_2" text:outline-level="2"><text:bookmark text:name="executando-o-docker"/>Executando o Docker</text:h>
      <text:p text:style-name="Text_20_body">Após reiniciar o computador, inicie o Docker caso o mesmo não tenha sido iniciado. O nome da aplicação no sistema ficará como Docker mesmo.</text:p>
      <text:p text:style-name="Text_20_body">Você saberá que ele está em execução caso o ícone do Docker (uma baleia) esteja próximo ao relógio (System Tray).</text:p>
      <text:p text:style-name="Text_20_body">No primeiro acesso você será indagado para autenticar utilizando seu <text:span text:style-name="Strong_20_Emphasis"><text:span text:style-name="Emphasis">Docker ID</text:span></text:span> criado previamente neste artigo.</text:p>
      <text:p text:style-name="Text_20_body">Recomendamos fortemente que faça o login, e caso tenha perdido esta primeira tela, basta clicar novamente no ícone do Docker (baleia) e selecionar a opção <text:span text:style-name="Strong_20_Emphasis">Sign In</text:span>.</text:p>
      <text:p text:style-name="Text_20_body">Isto é tudo que precisamos para ter o Docker rodando em nossa máquina. Em adicional recomendamos que clique novamente no ícone do Docker e vá até a opção <text:span text:style-name="Strong_20_Emphasis">Settings</text:span>.</text:p>
      <text:p text:style-name="Text_20_body">Na aba <text:span text:style-name="Strong_20_Emphasis">General</text:span>, desmarque a opção <text:span text:style-name="Strong_20_Emphasis"><text:span text:style-name="Emphasis">Start Docker for Desktop when you Login</text:span></text:span>.</text:p>
      <text:p text:style-name="Text_20_body">Isto fará com que o Docker não seja iniciado junto com o sistema operacional, tornando a inicialização mais rápida.</text:p>
      <text:p text:style-name="Text_20_body"><text:soft-page-break/>Caso tenha uma máquina mais poderosa e queira deixar esta opção marcada, fique à vontade.</text:p>
      <text:h text:style-name="Heading_20_2" text:outline-level="2"><text:bookmark text:name="testando-a-instalação"/>Testando a Instalação</text:h>
      <text:p text:style-name="Text_20_body">Ao instalar o Docker automaticamente fazemos a instalação do seu CLI, que disponibiliza o comando <text:span text:style-name="Strong_20_Emphasis">docker</text:span> em nosso terminal.</text:p>
      <text:p text:style-name="Text_20_body">Desta forma, abra um terminal e digite o seguinte comando para ver a versão do Docker instalada.</text:p>
      <text:p text:style-name="P1"><text:span text:style-name="Source_20_Text">docker --version</text:span></text:p>
      <text:p text:style-name="Text_20_body">Se estiver no Windows, recomendamos fortemente o <text:a xlink:type="simple" xlink:href="https://www.microsoft.com/pt-br/p/windows-terminal-preview/9n0dx20hk701" text:style-name="Internet_20_link" text:visited-style-name="Visited_20_Internet_20_Link">Windows Terminal</text:a> ou Power Shell.</text:p>
      <text:p text:style-name="Text_20_body">Vamos então executar nosso famoso Hello World, que vai baixar e executar um contêiner para testarmos se tudo está funcionando corretamente.</text:p>
      <text:p text:style-name="P1"><text:span text:style-name="Source_20_Text">docker run hello-world</text:span></text:p>
      <text:p text:style-name="Text_20_body">Ao executar o comando, veremos a mensagem '<text:span text:style-name="Strong_20_Emphasis"><text:span text:style-name="Emphasis">Unable to find image hello-world:latest locally</text:span></text:span>', o que significa que ele não conseguiu encontrar nenhuma imagem chamada hello-world localmente.</text:p>
      <text:p text:style-name="Text_20_body">Faz todo sentido, afinal não fizemos download de nada ainda, mas mesmo assim, ele fará uma busca online e encontrará esta imagem.</text:p>
      <text:p text:style-name="Text_20_body">Seguindo adiante ele fará o download e execução da imagem, exibindo a mensagem '<text:span text:style-name="Strong_20_Emphasis"><text:span text:style-name="Emphasis">This message shows that your installation appears to be working correctly.</text:span></text:span>' caso tudo tenha dado certo.</text:p>
      <text:h text:style-name="Heading_20_2" text:outline-level="2"><text:bookmark text:name="listando-as-imagens"/>Listando as Imagens</text:h>
      <text:p text:style-name="Text_20_body">Durante a execução destes primeiros comandos, duas coisas muito importante aconteceram, o download da imagem e a criação do contêiner.</text:p>
      <text:p text:style-name="Text_20_body">Uma imagem é a informação crua que temos enquanto o contêiner é uma representação desta imagem local.</text:p>
      <text:p text:style-name="Text_20_body">Os contêineres se baseiam nas imagens, mas nunca executamos as imagens, sempre os contêineres.</text:p>
      <text:p text:style-name="Text_20_body">Desta forma, temos uma imagem do <text:span text:style-name="Strong_20_Emphasis">hello-world</text:span>, que é uma base que temos para construir diversos contêineres.</text:p>
      <text:p text:style-name="Text_20_body">Para listar as imagens que temos localmente é só executar o comando abaixo.</text:p>
      <text:p text:style-name="P1"><text:span text:style-name="Source_20_Text">docker image ls</text:span></text:p>
      <text:p text:style-name="Text_20_body">Como você deve imaginar, estas imagens ocupam espaço em disco, e podemos removê-las e baixá-las novamente a qualquer momento.</text:p>
      <text:p text:style-name="Text_20_body">No caso, para remover uma imagem baixada, podemos utilizar o comando abaixo.</text:p>
      <text:p text:style-name="P1"><text:span text:style-name="Source_20_Text">docker image rmi ID_DA_IMAGEM</text:span></text:p>
      <text:p text:style-name="Text_20_body">É importante frisar que uma imagem não poderá ser apagada caso esteja em uso.</text:p>
      <text:h text:style-name="Heading_20_2" text:outline-level="2"><text:bookmark text:name="listando-os-contêineres"/><text:soft-page-break/>Listando os Contêineres</text:h>
      <text:p text:style-name="Text_20_body">Para listar os contêineres podemos utilizar o comando abaixo, porém neste caso o hello-world não aparecerá.</text:p>
      <text:p text:style-name="P1"><text:span text:style-name="Source_20_Text">docker container ls</text:span></text:p>
      <text:p text:style-name="Text_20_body">Isto ocorre pelo hello-world ser um contêiner de testes apenas, então para vê-lo listado, precisamos executar o comando com --all no final.</text:p>
      <text:p text:style-name="P1"><text:span text:style-name="Source_20_Text">docker container ls --all</text:span></text:p>
      <text:p text:style-name="Text_20_body">Desta forma você verá todos os contêineres que estão na máquina.</text:p>
      <text:h text:style-name="Heading_20_3" text:outline-level="3"><text:bookmark text:name="iniciando-e-parando-um-contêiner"/>Iniciando e parando um contêiner</text:h>
      <text:p text:style-name="Text_20_body">Para executar ou para um contêiner, podemos usar o comando start/stop.</text:p>
      <text:p text:style-name="Preformatted_20_Text"><text:span text:style-name="Source_20_Text">docker container start ID_DO_CONTAINER</text:span></text:p>
      <text:p text:style-name="P1"><text:span text:style-name="Source_20_Text">docker container stop ID_DO_CONTAINER</text:span></text:p>
      <text:p text:style-name="Text_20_body">Para ver a lista completa do que podemos fazer com um contêiner basta executar o comando abaixo.</text:p>
      <text:p text:style-name="P1"><text:span text:style-name="Source_20_Text">docker container --help</text:span></text:p>
      <text:h text:style-name="Heading_20_3" text:outline-level="3"><text:bookmark text:name="removendo-um-contêiner"/>Removendo um contêiner</text:h>
      <text:p text:style-name="Text_20_body">Com o contêiner parado, podemos removê-lo utilizando o comando abaixo. Em seguida podemos também executar o comando para remover a imagem baixada.</text:p>
      <text:p text:style-name="P1"><text:span text:style-name="Source_20_Text">docker container rm ID_DO_CONTAINER</text:span></text:p>
      <text:h text:style-name="Heading_20_2" text:outline-level="2"><text:bookmark text:name="publicando-uma-api"/>Publicando uma API</text:h>
      <text:p text:style-name="Text_20_body">Chegou a hora do desafio final, vamos publicar uma API criada utilizando Node/JavaScript em um contêiner e torná-la acessível pelo nosso Browser.</text:p>
      <text:p text:style-name="Text_20_body">Para executar esta parte do artigo você precisará do <text:a xlink:type="simple" xlink:href="https://git-scm.com/" text:style-name="Internet_20_link" text:visited-style-name="Visited_20_Internet_20_Link">Git</text:a> e do <text:a xlink:type="simple" xlink:href="https://code.visualstudio.com/" text:style-name="Internet_20_link" text:visited-style-name="Visited_20_Internet_20_Link">Visual Studio Code</text:a> instalados em sua máquina.</text:p>
      <text:p text:style-name="Text_20_body">Abra um terminal e navegue para uma pasta segura, sem caracteres especiais ou com caminho muito longo e execute o seguinte comando.</text:p>
      <text:p text:style-name="P1"><text:span text:style-name="Source_20_Text">git clone https://github.com/andrebaltieri/docker-sample-api.git</text:span></text:p>
      <text:p text:style-name="Text_20_body">Este comando fará o download do código fonte de uma API de exemplo que está no nosso GitHub, gerando assim uma nova pasta chamada <text:span text:style-name="Strong_20_Emphasis">docker-sample-api</text:span>.</text:p>
      <text:h text:style-name="Heading_20_3" text:outline-level="3"><text:bookmark text:name="docker-file"/>Docker File</text:h>
      <text:p text:style-name="Text_20_body">Com o código baixado, precisamos gerar um contêiner para nossa aplicação, e neste processo informar alguns detalhes.</text:p>
      <text:p text:style-name="Text_20_body">O <text:span text:style-name="Strong_20_Emphasis">Docker File</text:span> é o arquivo de instruções que o Docker utilizará para saber como publicar nossa aplicação em um contêiner, bem como qual imagem ele deve utilizar.</text:p>
      <text:p text:style-name="Text_20_body"><text:soft-page-break/>Abra pasta <text:span text:style-name="Strong_20_Emphasis">docker-sample-api</text:span> com o <text:span text:style-name="Strong_20_Emphasis">Visual Studio Code</text:span> e vamos criar um arquivo chamado <text:span text:style-name="Strong_20_Emphasis"><text:span text:style-name="Emphasis">Dockerfile</text:span></text:span> na raiz.</text:p>
      <text:p text:style-name="Text_20_body">Note que este arquivo não tem extensão alguma, é apenas <text:span text:style-name="Strong_20_Emphasis">Dockerfile</text:span> mesmo.</text:p>
      <text:p text:style-name="Text_20_body">O primeiro passo que precisamos fazer neste arquivo é definir qual imagem vamos utilizar em nossa aplicação.</text:p>
      <text:p text:style-name="Text_20_body">Lembre-se que a imagem é a base para construção, contendo apenas o necessário do SO para execução da nossa aplicação.</text:p>
      <text:p text:style-name="Text_20_body">Neste caso, vamos utilizar a <text:a xlink:type="simple" xlink:href="https://hub.docker.com/_/node/" text:style-name="Internet_20_link" text:visited-style-name="Visited_20_Internet_20_Link">imagem oficial do Node para Docker</text:a>. Você pode encontrar imagens oficiais de diversas empresas no <text:a xlink:type="simple" xlink:href="https://hub.docker.com/" text:style-name="Internet_20_link" text:visited-style-name="Visited_20_Internet_20_Link">Docker Hub</text:a>.</text:p>
      <text:p text:style-name="Text_20_body">Para definir que estamos utilizando uma imagem como base, utilizamos a palavra <text:span text:style-name="Strong_20_Emphasis">FROM</text:span>, seguida da imagem que queremos utilizar.</text:p>
      <text:p text:style-name="P1"><text:span text:style-name="Source_20_Text">FROM node:current-slim</text:span></text:p>
      <text:p text:style-name="Text_20_body">Note que após o nome da imagem temos dois pontos e <text:span text:style-name="Strong_20_Emphasis">current-slim</text:span>. Na verdade o que vem depois dos dois pontos é a TAG da imagem.</text:p>
      <text:p text:style-name="Text_20_body">As tags são utilizadas para definir versões destas imagens e no caso, <text:span text:style-name="Strong_20_Emphasis">current</text:span> diz que estamos pegando a versão mais atual do Node (<text:span text:style-name="Emphasis">LTS - Long Term Support</text:span>) e <text:span text:style-name="Strong_20_Emphasis">slim</text:span> diz que é a versão enxuta.</text:p>
      <text:p text:style-name="Text_20_body">Cada imagem tem suas tags, então você deve sempre olhar no Docker Hub pela versão que precisa utilizar.</text:p>
      <text:p text:style-name="Text_20_body">A segunda definição que iremos fazer em nosso arquivo será o caminho, dentro da imagem, onde ficará o código fonte da nossa aplicação.</text:p>
      <text:p text:style-name="Text_20_body">Isto é feito utilizando a palavra <text:span text:style-name="Strong_20_Emphasis">WORKDIR</text:span>, como mostrado abaixo.</text:p>
      <text:p text:style-name="P1"><text:span text:style-name="Source_20_Text">WORKDIR /usr/src/app</text:span></text:p>
      <text:p text:style-name="Text_20_body">Agora precisamos copiar o arquivo <text:span text:style-name="Strong_20_Emphasis"><text:span text:style-name="Emphasis">Package.json</text:span></text:span>, que contém os pacotes necessários para execução da nossa API.</text:p>
      <text:p text:style-name="Text_20_body">Lembre-se que no caso do Node, não precisamos instalar uma SDK ou algo do tipo, porém toda aplicação tem a pasta <text:span text:style-name="Strong_20_Emphasis">node_modules</text:span> com as bibliotecas que utilizamos durante a construção do App.</text:p>
      <text:p text:style-name="Text_20_body">Para executar esta cópia vamos utilizar a palavra COPY, como mostrado abaixo.</text:p>
      <text:p text:style-name="P1"><text:span text:style-name="Source_20_Text">COPY package.json .</text:span></text:p>
      <text:p text:style-name="Text_20_body">Note que no fim do comando há um '.', definindo que o arquivo será copiado para raiz da nossa aplicação definido no <text:span text:style-name="Strong_20_Emphasis">WORKDIR</text:span>.</text:p>
      <text:p text:style-name="Text_20_body">Com tudo pronto, vamos executar o comando <text:span text:style-name="Strong_20_Emphasis"><text:span text:style-name="Emphasis">NPM INSTALL</text:span></text:span> para instalar todos os pacotes que precisamos, e isto é feito utilizando a palavra <text:span text:style-name="Strong_20_Emphasis">RUN</text:span>.</text:p>
      <text:p text:style-name="P1"><text:span text:style-name="Source_20_Text">RUN npm install</text:span></text:p>
      <text:p text:style-name="Text_20_body">Até o momento temos o código da nossa aplicação sendo copiado para a imagem e em seguida sendo instalados os pacotes que a API precisa para rodar.</text:p>
      <text:p text:style-name="Text_20_body"><text:soft-page-break/>Porém, precisamos definir em qual porta esta API irá rodar, e isto é feito pela palavra EXPOSE, como mostrado abaixo.</text:p>
      <text:p text:style-name="P1"><text:span text:style-name="Source_20_Text">EXPOSE 8080</text:span></text:p>
      <text:p text:style-name="Text_20_body">Neste caso, estamos expondo a API na porta 8080, porém fique à vontade em alterar esta porta.</text:p>
      <text:p text:style-name="Text_20_body">É importante lembrar que nossa API, internamente (Dentro da imagem) roda na porta <text:span text:style-name="Strong_20_Emphasis">3000</text:span>. Isto está definido na <text:span text:style-name="Emphasis">linha 15 do arquivo bin/www</text:span>.</text:p>
      <text:p text:style-name="Text_20_body">Embora tenhamos copiado os arquivos e instalado os pacotes, nossa API ainda não está executando, e para isto precisamos de fato executar o comando <text:span text:style-name="Strong_20_Emphasis">NPM START</text:span>.</text:p>
      <text:p text:style-name="Text_20_body">Desta forma, vamos utilizar a palavra <text:span text:style-name="Strong_20_Emphasis">CMD</text:span> que nos permite passar uma lista de comandos a serem executados.</text:p>
      <text:p text:style-name="P1"><text:span text:style-name="Source_20_Text">CMD ['npm', 'start']</text:span></text:p>
      <text:p text:style-name="Text_20_body">Por fim, vamos executar mais um COPY para copiar o resto da nossa aplicação para a imagem.</text:p>
      <text:p text:style-name="P1"><text:span text:style-name="Source_20_Text">COPY . .</text:span></text:p>
      <text:p text:style-name="Text_20_body">Note que utilizamos o mesmo esquema anterior, copiando os arquivos da raiz ('.') da nossa aplicação para a raiz ('.') da imagem.</text:p>
      <text:p text:style-name="Text_20_body">O arquivo final <text:span text:style-name="Strong_20_Emphasis">Dockerfile</text:span> fica com o seguinte conteúdo.</text:p>
      <text:p text:style-name="Preformatted_20_Text"><text:span text:style-name="Source_20_Text"># Copy the file from your host to your current location</text:span></text:p>
      <text:p text:style-name="Preformatted_20_Text"><text:span text:style-name="Source_20_Text">COPY package.json .</text:span></text:p>
      <text:p text:style-name="Preformatted_20_Text"/>
      <text:p text:style-name="Preformatted_20_Text"><text:span text:style-name="Source_20_Text"># Run the command inside your image filesystem</text:span></text:p>
      <text:p text:style-name="Preformatted_20_Text"><text:span text:style-name="Source_20_Text">RUN npm install</text:span></text:p>
      <text:p text:style-name="Preformatted_20_Text"/>
      <text:p text:style-name="Preformatted_20_Text"><text:span text:style-name="Source_20_Text"># Inform Docker that the container is listening on the specified port at runtime.</text:span></text:p>
      <text:p text:style-name="Preformatted_20_Text"><text:span text:style-name="Source_20_Text">EXPOSE 8080</text:span></text:p>
      <text:p text:style-name="Preformatted_20_Text"/>
      <text:p text:style-name="Preformatted_20_Text"><text:span text:style-name="Source_20_Text"># Run the specified command within the container.</text:span></text:p>
      <text:p text:style-name="Preformatted_20_Text"><text:span text:style-name="Source_20_Text">CMD [ "npm", "start" ]</text:span></text:p>
      <text:p text:style-name="Preformatted_20_Text"/>
      <text:p text:style-name="Preformatted_20_Text"><text:span text:style-name="Source_20_Text"># Copy the rest of your app's source code from your host to your image filesystem.</text:span></text:p>
      <text:p text:style-name="P1"><text:span text:style-name="Source_20_Text">COPY . .</text:span></text:p>
      <text:h text:style-name="Heading_20_2" text:outline-level="2"><text:bookmark text:name="criando-uma-imagem"/>Criando uma imagem</text:h>
      <text:p text:style-name="Text_20_body">Nosso desafio agora é criar uma imagem customizada a partir desta API/'Dockerfile que criamos. Vamos juntar a imagem padrão definida no <text:span text:style-name="Strong_20_Emphasis">Dockerfile</text:span> com o restante da execução do script.</text:p>
      <text:p text:style-name="Text_20_body">Dentre os comandos que podemos executar, temos o <text:span text:style-name="Strong_20_Emphasis"><text:span text:style-name="Emphasis">docker image build</text:span></text:span>, para criar uma imagem, e vamos utilizá-lo para gerar o que precisamos aqui.</text:p>
      <text:p text:style-name="Text_20_body">Certifique-se que você está na raiz da API, a pasta <text:span text:style-name="Strong_20_Emphasis"><text:span text:style-name="Emphasis">docker-sample-api</text:span></text:span> e execute o seguinte comando.</text:p>
      <text:p text:style-name="P1"><text:span text:style-name="Source_20_Text">docker image build -t dockerapi:1.0 .</text:span></text:p>
      <text:p text:style-name="Text_20_body"><text:soft-page-break/>Para facilitar futuras execuções, vamos dar um nome para esta imagem, adicionando o parâmetro <text:span text:style-name="Strong_20_Emphasis">-t</text:span>, seguido pelo <text:span text:style-name="Strong_20_Emphasis"><text:span text:style-name="Emphasis">nome:versão</text:span></text:span> da imagem.</text:p>
      <text:p text:style-name="Text_20_body">Por fim, devemos especificar o diretório onde está nosso Dockerfile, que no caso é a raiz da nossa API, definido no comando pelo ".".</text:p>
      <text:p text:style-name="Text_20_body">Para verificar se tudo deu certo, basta executar o comando <text:span text:style-name="Strong_20_Emphasis">docker image ls</text:span> para listar as imagens que temos na máquina.</text:p>
      <text:h text:style-name="Heading_20_2" text:outline-level="2"><text:bookmark text:name="rodando-o-contêiner"/>Rodando o contêiner</text:h>
      <text:p text:style-name="Text_20_body">A última coisa que precisamos fazer é pegar esta imagem gerada e executar ela como um contêiner, e isto é feito pelo comando <text:span text:style-name="Strong_20_Emphasis">docker container run</text:span>.</text:p>
      <text:p text:style-name="Text_20_body">Novamente, certifique-se que você está na raiz da API, a pasta <text:span text:style-name="Strong_20_Emphasis"><text:span text:style-name="Emphasis">docker-sample-api</text:span></text:span> e execute o seguinte comando.</text:p>
      <text:p text:style-name="P1"><text:span text:style-name="Source_20_Text">docker container run --publish 8080:3000 --detach --name api dockerapi:1.0</text:span></text:p>
      <text:p text:style-name="Text_20_body">O primeiro parâmetro que temos no comando é o <text:span text:style-name="Strong_20_Emphasis">--publish</text:span>, que vai fazer o redirecionamento do tráfego para a porta onde nossa API está rodando.</text:p>
      <text:p text:style-name="Text_20_body">Neste caso, vamos rodar nosso contêiner na porta <text:span text:style-name="Strong_20_Emphasis"><text:span text:style-name="Emphasis">8080</text:span></text:span>, ou seja, acessaremos nossa API no Browser pela URL <text:span text:style-name="Emphasis">http://localhost:8080</text:span>, porém, internamente nossa API está rodando na porta <text:span text:style-name="Strong_20_Emphasis"><text:span text:style-name="Emphasis">3000</text:span></text:span>.</text:p>
      <text:p text:style-name="Text_20_body">O <text:span text:style-name="Strong_20_Emphasis">--publish</text:span> cuidará exatamente deste redirecionamento de tráfego para nós. Você também pode alterar a porta de execução para outra qualquer, diferente da 8080 se quiser.</text:p>
      <text:p text:style-name="Text_20_body">O <text:span text:style-name="Strong_20_Emphasis">--detach</text:span> diz para o Docker executar este contêiner em background, e não vai travar o processo do nosso terminal ou Visual Studio Code que acabamos de executar.</text:p>
      <text:p text:style-name="Text_20_body">O <text:span text:style-name="Strong_20_Emphasis">--name</text:span> especifica o nome do contêiner, e fica a seu critério colocar qualquer nome que quiser, desde que não tenha espaços ou caracteres especiais.</text:p>
      <text:p text:style-name="Text_20_body">Neste momento você pode abrir o browser no endereço <text:span text:style-name="Emphasis">http://localhost:8080</text:span> para ver a mensagem <text:span text:style-name="Strong_20_Emphasis"><text:span text:style-name="Emphasis">'Docker Node API Running'</text:span></text:span> na tela, o que significa que nossa API está rodando.</text:p>
      <text:p text:style-name="Text_20_body">Por fim temos o nome da imagem especificado, que no caso é a que acabamos de criar. Agora você pode usar os comandos <text:span text:style-name="Emphasis"><text:span text:style-name="Strong_20_Emphasis">docker container ls</text:span></text:span> para ver este contêiner em execução, além do <text:span text:style-name="Emphasis"><text:span text:style-name="Strong_20_Emphasis">docker container start ID</text:span></text:span> e <text:span text:style-name="Strong_20_Emphasis"><text:span text:style-name="Emphasis">docker container stop ID</text:span></text:span> para iniciar ou parar ele.</text:p>
      <text:h text:style-name="Heading_20_2" text:outline-level="2"><text:bookmark text:name="acessando-os-logs"/>Acessando os Logs</text:h>
      <text:p text:style-name="Text_20_body">Para visualizar os logs de execução da API você pode clicar no ícone do Docker e ir na opção Dashboard. Uma nova tela se abrirá listando o contêiner que acabamos de criar.</text:p>
      <text:p text:style-name="Text_20_body">Clique sobre o contêiner e em seguida clique na opção LOGS para visualizar tudo que está sendo executado neste contêiner.</text:p>
      <text:h text:style-name="Heading_20_2" text:outline-level="2"><text:bookmark text:name="conclusão"/><text:soft-page-break/>Conclusão</text:h>
      <text:p text:style-name="Text_20_body">Criar e executar imagens e contêineres no Docker não é uma tarefa difícil. Neste artigo vimos a instalação e primeiros passos para 'conteinerizar' nossas aplicações, mas ainda há muito mais a se aprender sobre Docker.</text:p>
      <text:h text:style-name="Heading_20_1" text:outline-level="1"><text:bookmark text:name="atualizações"/>Atualizações</text:h>
      <text:p text:style-name="P3">24/08/2020</text:p>
      <text:h text:style-name="Heading_20_2" text:outline-level="2"><text:bookmark text:name="wsl-2-somente-windows"/>WSL 2 (Somente Windows)</text:h>
      <text:p text:style-name="Text_20_body">O WSL é um subsistema Linux que roda dentro do Windows, permitindo que o Docker seja executado mais rápido e de forma otimizada.</text:p>
      <text:p text:style-name="Text_20_body">Recomendamos fortemente que utilize o WSL 2 caso possível. Isto vai garantir uma performance e estabilidade melhor.</text:p>
      <text:p text:style-name="Text_20_body">O ideal é habilitar o WSL 2 <text:span text:style-name="Strong_20_Emphasis">antes</text:span> de instalar o Docker, para isto basta acessar este link e realizar a instalação: <text:a xlink:type="simple" xlink:href="https://balta.io/blog/wsl" text:style-name="Internet_20_link" text:visited-style-name="Visited_20_Internet_20_Link">https://balta.io/blog/wsl</text:a></text:p>
      <text:p text:style-name="Text_20_body">Desta forma, ao realizar a instalação do Docker, na primeira tela irá aparecer a opção abaixo, que <text:span text:style-name="Strong_20_Emphasis">deve ficar</text:span> marcada.</text:p>
      <text:p text:style-name="P1"><text:span text:style-name="Source_20_Text">Enable WSL 2 Windows features</text:span></text:p>
      <text:p text:style-name="Text_20_body">Caso já tenha o Docker instalado e queria apenas habilitar a opção de rodá-lo via WSL, você pode alterar as opções em <text:span text:style-name="Source_20_Text">Settings &gt; Resources &gt; WSL Integration &gt; Enable integration with my default WSL Distro</text:span>.</text:p>
      <text:p text:style-name="P3">16/03/2021</text:p>
      <text:h text:style-name="Heading_20_2" text:outline-level="2"><text:bookmark text:name="kitematic"/>Kitematic</text:h>
      <text:p text:style-name="Text_20_body">Nas últimas versões do Docker, o Kitematic foi descontinuado, dando espaço a um novo Dashboard que listará seus contêineres.</text:p>
      <text:p text:style-name="Text_20_body">No entanto, esta nova versão não permite que você navegue e baixe imagens, este primeiro passo precisa ser via linha de comando.</text:p>
      <text:p text:style-name="Text_20_body">Para rodar o SQL Server por exemplo, teríamos que via linha de comando executar o comando para baixar a imagem do SQL Server:</text:p>
      <text:p text:style-name="P1"><text:span text:style-name="Source_20_Text">docker pull mcr.microsoft.com/mssql/server</text:span></text:p>
      <text:p text:style-name="Text_20_body">E em seguida executar o comando para iniciar o contêiner baseado na imagem que acabamos de baixar.</text:p>
      <text:h text:style-name="Heading_20_4" text:outline-level="4"><text:bookmark text:name="mac--linux"/>Mac &amp; Linux</text:h>
      <text:p text:style-name="P1"><text:span text:style-name="Source_20_Text">docker run --name sqlserver -e "ACCEPT_EULA=Y" -e "MSSQL_SA_PASSWORD=1q2w3e4r@#$" -p 1433:1433 -d mcr.microsoft.com/mssql/server</text:span></text:p>
      <text:h text:style-name="Heading_20_4" text:outline-level="4"><text:bookmark text:name="windows"/><text:soft-page-break/>Windows</text:h>
      <text:p text:style-name="P1"><text:span text:style-name="Source_20_Text">docker run -v ~/docker --name sqlserver -e "ACCEPT_EULA=Y" -e "MSSQL_SA_PASSWORD=1q2w3e4r@#$" -p 1433:1433 -d mcr.microsoft.com/mssql/server</text:span></text:p>
      <text:p text:style-name="Text_20_body">A partir deste ponto, esta imagem fica disponível visualmente quando acessamos o menu <text:span text:style-name="Strong_20_Emphasis">Dashboard</text:span>, clicando com o botão direito do mouse sobre o ícone do Docker.</text:p>
      <text:h text:style-name="Heading_20_2" text:outline-level="2"><text:bookmark text:name="artigos-relacionados"/>Artigos relacionados</text:h>
      <text:list xml:id="list2800462808" text:style-name="L2">
        <text:list-item>
          <text:p text:style-name="P6"><text:a xlink:type="simple" xlink:href="https://balta.io/blog/sql-server-docker" text:style-name="Internet_20_link" text:visited-style-name="Visited_20_Internet_20_Link">Instalação do SQL Server via Docker</text:a> </text:p>
        </text:list-item>
        <text:list-item>
          <text:p text:style-name="P4"><text:a xlink:type="simple" xlink:href="https://balta.io/blog/mongodb-docker" text:style-name="Internet_20_link" text:visited-style-name="Visited_20_Internet_20_Link">Instalação do MongoDb via Docker</text:a> </text:p>
        </text:list-item>
      </text:list>
      <text:p text:style-name="Standard"><text:a xlink:type="simple" xlink:href="https://balta.io/blog/docker-instalacao-configuracao-e-primeiros-passos" text:style-name="Internet_20_link" text:visited-style-name="Visited_20_Internet_20_Link">https://balta.io/blog/docker-instalacao-configuracao-e-primeiros-passos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09:58:19.272210363</meta:creation-date>
    <dc:date>2022-03-19T09:58:42.083210034</dc:date>
    <meta:editing-duration>PT24S</meta:editing-duration>
    <meta:editing-cycles>1</meta:editing-cycles>
    <meta:document-statistic meta:table-count="0" meta:image-count="0" meta:object-count="0" meta:page-count="10" meta:paragraph-count="201" meta:word-count="2973" meta:character-count="17993" meta:non-whitespace-character-count="15234"/>
    <meta:generator>LibreOffice/6.4.7.2$Linux_X86_64 LibreOffice_project/40$Build-2</meta:generator>
  </office:meta>
</office:document-meta>
</file>